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100000332F986DD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1pt" style:font-size-asian="11pt" style:font-size-complex="11pt"/>
    </style:style>
    <style:style style:name="P3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27cm" svg:height="13.64cm" svg:x="3.667cm" svg:y="1.635cm">
          <draw:image xlink:href="Pictures/10000201000003C100000332F986DD84.png" xlink:type="simple" xlink:show="embed" xlink:actuate="onLoad">
            <text:p/>
          </draw:image>
        </draw:frame>
        <draw:frame draw:style-name="gr2" draw:text-style-name="P2" draw:layer="layout" svg:width="3.302cm" svg:height="0.683cm" svg:x="1cm" svg:y="2.397cm">
          <draw:text-box>
            <text:p text:style-name="P2"><text:span text:style-name="T1">Потоки 1 – N -1</text:span></text:p>
          </draw:text-box>
        </draw:frame>
        <draw:frame draw:style-name="gr2" draw:text-style-name="P2" draw:layer="layout" svg:width="3.302cm" svg:height="0.683cm" svg:x="1cm" svg:y="3.746cm">
          <draw:text-box>
            <text:p text:style-name="P2"><text:span text:style-name="T1">Значення ознаки</text:span></text:p>
          </draw:text-box>
        </draw:frame>
        <draw:frame draw:style-name="gr2" draw:text-style-name="P2" draw:layer="layout" svg:width="3.429cm" svg:height="0.683cm" svg:x="0.873cm" svg:y="4.381cm">
          <draw:text-box>
            <text:p text:style-name="P2"><text:span text:style-name="T1">Цільове значення</text:span></text:p>
          </draw:text-box>
        </draw:frame>
        <draw:frame draw:style-name="gr2" draw:text-style-name="P2" draw:layer="layout" svg:width="3.683cm" svg:height="0.683cm" svg:x="1.762cm" svg:y="7.048cm">
          <draw:text-box>
            <text:p text:style-name="P2"><text:span text:style-name="T1">Порогові значення</text:span></text:p>
          </draw:text-box>
        </draw:frame>
        <draw:frame draw:style-name="gr2" draw:text-style-name="P2" draw:layer="layout" svg:width="4.445cm" svg:height="0.683cm" svg:x="1cm" svg:y="7.683cm">
          <draw:text-box>
            <text:p text:style-name="P2"><text:span text:style-name="T1">Інформаційний виграш</text:span></text:p>
          </draw:text-box>
        </draw:frame>
        <draw:frame draw:style-name="gr2" draw:text-style-name="P3" draw:layer="layout" svg:width="4.445cm" svg:height="1.115cm" svg:x="1cm" svg:y="10.045cm">
          <draw:text-box>
            <text:p text:style-name="P3"><text:span text:style-name="T1">Редукція порогових значен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9:59:40.332972549</meta:creation-date>
    <dc:date>2015-04-27T20:07:04.114340226</dc:date>
    <meta:editing-duration>PT1M44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